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İki tamsayı alan ve birinci tamsayının ikinci tamsayının tam katı olup olmadığını hesaplayan ve sonucu ekranda gösteren program.</text:p>
      <text:p text:style-name="Standard"><text:tab/></text:p>
      <text:p text:style-name="Standard"><text:s text:c="4"/>int a,b;</text:p>
      <text:p text:style-name="Standard"><text:s text:c="4"/>printf("Bir tam sayi giriniz : ");</text:p>
      <text:p text:style-name="Standard"><text:s text:c="4"/>scanf("%d",&amp;a);</text:p>
      <text:p text:style-name="Standard"><text:s text:c="4"/>printf("\nBir tam sayi daha giriniz : ");</text:p>
      <text:p text:style-name="Standard"><text:s text:c="4"/>scanf("%d",&amp;b);</text:p>
      <text:p text:style-name="Standard"><text:s text:c="4"/>if(a%b==0){</text:p>
      <text:p text:style-name="Standard"><text:s text:c="8"/>printf("\nIlk girilen tam sayi ikinci girilen tam sayinin tam katidir.");</text:p>
      <text:p text:style-name="Standard"><text:s text:c="4"/>}</text:p>
      <text:p text:style-name="Standard"><text:s text:c="4"/>else{</text:p>
      <text:p text:style-name="Standard"><text:s text:c="8"/>printf("\nIlk girilen sayi ikinci girilen sayinin tam kati degildir.")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8$Win32 OpenOffice.org_project/418m3$Build-9803</meta:generator>
    <dc:date>2021-11-21T14:29:17.52</dc:date>
    <meta:document-statistic meta:table-count="0" meta:image-count="0" meta:object-count="0" meta:page-count="1" meta:paragraph-count="19" meta:word-count="77" meta:character-count="550"/>
    <meta:user-defined meta:name="Info 1"/>
    <meta:user-defined meta:name="Info 2"/>
    <meta:user-defined meta:name="Info 3"/>
    <meta:user-defined meta:name="Info 4"/>
  </office:meta>
</office:document-meta>
</file>